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4pt" fo:font-weight="normal" fo:background-color="transparent" style:font-name-asian="Calibri1" style:font-size-asian="14pt" style:font-name-complex="Calibri1" style:font-size-complex="14pt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4pt" fo:font-weight="bold" officeooo:rsid="000b8275" officeooo:paragraph-rsid="000b8275" fo:background-color="transparent" style:font-name-asian="Calibri1" style:font-size-asian="14pt" style:font-weight-asian="bold" style:font-name-complex="Calibri1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ectar bases de datos</text:p>
      <text:p text:style-name="P1">function conectarBD(){</text:p>
      <text:p text:style-name="P1"><text:tab/>try{</text:p>
      <text:p text:style-name="P1"><text:tab/><text:tab/>$db = new PDO("mysql:host=localhost;dbname=BD_PRUEBA", "root",</text:p>
      <text:p text:style-name="P1"><text:tab/><text:tab/>"ramis80");</text:p>
      <text:p text:style-name="P1"><text:tab/><text:tab/>$db -&gt; setAttribute(PDO::MYSQL_ATTR_USE_BUFFERED_QUERY, true);</text:p>
      <text:p text:style-name="P1"><text:tab/>}catch{</text:p>
      <text:p text:style-name="P1"><text:tab/><text:tab/>cabecera("Error grave");</text:p>
      <text:p text:style-name="P1"><text:tab/><text:tab/>print "&lt;p&gt;Error no puede conectarse con la base de datos.&lt;/p&gt;&lt;br /&gt;\n";</text:p>
      <text:p text:style-name="P1"><text:tab/><text:tab/>//print "&lt;p&gt;Error: " . $e -&gt; getMessage() . "&lt;/p&gt;"</text:p>
      <text:p text:style-name="P1"><text:tab/><text:tab/>pie();</text:p>
      <text:p text:style-name="P1"><text:tab/><text:tab/>exit();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16:09:58.691000000</dc:date>
    <meta:editing-duration>PT5M33S</meta:editing-duration>
    <meta:editing-cycles>2</meta:editing-cycles>
    <meta:generator>LibreOffice/4.3.5.2$Windows_x86 LibreOffice_project/3a87456aaa6a95c63eea1c1b3201acedf0751bd5</meta:generator>
    <meta:print-date>2015-02-04T16:09:47.475000000</meta:print-date>
    <meta:document-statistic meta:table-count="0" meta:image-count="0" meta:object-count="0" meta:page-count="1" meta:paragraph-count="14" meta:word-count="44" meta:character-count="370" meta:non-whitespace-character-count="321"/>
  </office:meta>
</office:document-meta>
</file>